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859" officeooo:paragraph-rsid="0013e859"/>
    </style:style>
    <style:style style:name="P2" style:family="paragraph" style:parent-style-name="Standard">
      <style:text-properties officeooo:rsid="00157a77" officeooo:paragraph-rsid="00157a77"/>
    </style:style>
    <style:style style:name="P3" style:family="paragraph" style:parent-style-name="Standard">
      <style:text-properties officeooo:rsid="0015f420" officeooo:paragraph-rsid="0015f420"/>
    </style:style>
    <style:style style:name="T1" style:family="text">
      <style:text-properties officeooo:rsid="00172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m install SASS</text:p>
      <text:p text:style-name="P1"/>
      <text:p text:style-name="P3">enregistrer fichier en .scss</text:p>
      <text:p text:style-name="P1"/>
      <text:p text:style-name="P1"/>
      <text:p text:style-name="P1"/>
      <text:p text:style-name="P2">sass –watch style.<text:span text:style-name="T1">scss:style.c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45:07.577937857</meta:creation-date>
    <meta:generator>LibreOffice/6.0.7.3$Linux_X86_64 LibreOffice_project/00m0$Build-3</meta:generator>
    <dc:date>2019-10-13T01:48:38.823211195</dc:date>
    <meta:editing-duration>PT3M31S</meta:editing-duration>
    <meta:editing-cycles>5</meta:editing-cycles>
    <meta:document-statistic meta:table-count="0" meta:image-count="0" meta:object-count="0" meta:page-count="1" meta:paragraph-count="3" meta:word-count="10" meta:character-count="76" meta:non-whitespace-character-count="69"/>
  </office:meta>
</office:document-meta>
</file>